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053cm" svg:stroke-color="#000000" draw:marker-start-width="0.429cm" draw:marker-end-width="0.42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textarea-horizontal-align="justify" draw:textarea-vertical-align="middle" draw:auto-grow-height="false" fo:min-height="0.316cm" fo:min-width="0.06cm"/>
      <style:paragraph-properties style:writing-mode="lr-tb"/>
    </style:style>
    <style:style style:name="gr4" style:family="graphic" style:parent-style-name="objectwithoutfill">
      <style:graphic-properties svg:stroke-width="0.035cm" svg:stroke-color="#000000" draw:marker-start-width="0.402cm" draw:marker-end-width="0.40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.456cm"/>
      <style:paragraph-properties style:writing-mode="lr-tb"/>
    </style:style>
    <style:style style:name="gr7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svg:stroke-width="0.018cm" svg:stroke-color="#000000" draw:marker-start-width="0.227cm" draw:marker-end-width="0.227cm" draw:fill-color="#000000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9" style:family="graphic" style:parent-style-name="standard">
      <style:graphic-properties draw:stroke="none" svg:stroke-color="#000000" draw:fill="none" draw:fill-color="#ffffff" fo:min-height="0.27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52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77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04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47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1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17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09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20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10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35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style:text-properties fo:font-size="6pt"/>
    </style:style>
    <style:style style:name="P6" style:family="paragraph">
      <loext:graphic-properties draw:fill="none" draw:fill-color="#ffffff"/>
      <style:text-properties fo:font-size="6pt"/>
    </style:style>
    <style:style style:name="P7" style:family="paragraph">
      <style:text-properties fo:font-size="8pt"/>
    </style:style>
    <style:style style:name="P8" style:family="paragraph">
      <loext:graphic-properties draw:fill="none" draw:fill-color="#ffffff"/>
      <style:text-properties fo:font-size="8pt"/>
    </style:style>
    <style:style style:name="P9" style:family="paragraph">
      <style:text-properties fo:font-size="6pt" style:font-size-asian="6pt" style:font-size-complex="6pt"/>
    </style:style>
    <style:style style:name="P10" style:family="paragraph">
      <loext:graphic-properties draw:fill="none" draw:fill-color="#ffffff"/>
      <style:text-properties fo:font-size="6pt" style:font-size-asian="6pt" style:font-size-complex="6pt"/>
    </style:style>
    <style:style style:name="P11" style:family="paragraph">
      <style:text-properties fo:font-size="9pt" style:font-size-asian="9pt" style:font-size-complex="9pt"/>
    </style:style>
    <style:style style:name="P12" style:family="paragraph">
      <loext:graphic-properties draw:fill="none" draw:fill-color="#ffffff"/>
      <style:text-properties fo:font-size="9pt" style:font-size-asian="9pt" style:font-size-complex="9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style:text-position="-33% 58%"/>
    </style:style>
    <style:style style:name="T3" style:family="text">
      <style:text-properties style:text-position="0% 100%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line draw:style-name="gr1" draw:text-style-name="P1" draw:layer="layout" svg:x1="0.451cm" svg:y1="1.878cm" svg:x2="0.685cm" svg:y2="1.947cm">
            <text:p/>
          </draw:line>
          <draw:line draw:style-name="gr1" draw:text-style-name="P1" draw:layer="layout" svg:x1="0.239cm" svg:y1="2.147cm" svg:x2="0.685cm" svg:y2="1.945cm">
            <text:p/>
          </draw:line>
          <draw:line draw:style-name="gr1" draw:text-style-name="P1" draw:layer="layout" svg:x1="0.242cm" svg:y1="2.49cm" svg:x2="0.718cm" svg:y2="2.636cm">
            <text:p/>
          </draw:line>
          <draw:line draw:style-name="gr1" draw:text-style-name="P1" draw:layer="layout" svg:x1="0.227cm" svg:y1="2.14cm" svg:x2="0.703cm" svg:y2="2.286cm">
            <text:p/>
          </draw:line>
          <draw:line draw:style-name="gr1" draw:text-style-name="P1" draw:layer="layout" svg:x1="0.246cm" svg:y1="2.497cm" svg:x2="0.692cm" svg:y2="2.295cm">
            <text:p/>
          </draw:line>
          <draw:line draw:style-name="gr1" draw:text-style-name="P1" draw:layer="layout" svg:x1="0.275cm" svg:y1="2.842cm" svg:x2="0.721cm" svg:y2="2.64cm">
            <text:p/>
          </draw:line>
          <draw:line draw:style-name="gr1" draw:text-style-name="P1" draw:layer="layout" svg:x1="0.298cm" svg:y1="2.838cm" svg:x2="0.532cm" svg:y2="2.907cm">
            <text:p/>
          </draw:line>
        </draw:g>
        <draw:g xml:id="id3" draw:id="id3">
          <draw:line draw:style-name="gr2" draw:text-style-name="P1" draw:layer="layout" svg:x1="1.754cm" svg:y1="1.678cm" svg:x2="1.754cm" svg:y2="1.04cm">
            <text:p/>
          </draw:line>
          <draw:line draw:style-name="gr2" draw:text-style-name="P1" draw:layer="layout" svg:x1="1.754cm" svg:y1="1.678cm" svg:x2="1.754cm" svg:y2="1.04cm">
            <text:p/>
          </draw:line>
          <draw:line draw:style-name="gr2" draw:text-style-name="P1" draw:layer="layout" svg:x1="2.061cm" svg:y1="1.678cm" svg:x2="2.061cm" svg:y2="1.04cm">
            <text:p/>
          </draw:line>
          <draw:line draw:style-name="gr2" draw:text-style-name="P1" draw:layer="layout" svg:x1="2.475cm" svg:y1="1.363cm" svg:x2="2.058cm" svg:y2="1.358cm">
            <text:p/>
          </draw:line>
          <draw:line draw:style-name="gr2" draw:text-style-name="P1" draw:layer="layout" svg:x1="1.761cm" svg:y1="1.363cm" svg:x2="1.344cm" svg:y2="1.358cm">
            <text:p/>
          </draw:line>
        </draw:g>
        <draw:custom-shape draw:style-name="gr3" draw:text-style-name="P2" xml:id="id2" draw:id="id2" draw:layer="layout" svg:width="0.79cm" svg:height="0.8cm" svg:x="0.077cm" svg:y="4.264cm">
          <text:p text:style-name="P2"/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0" draw:id="id10">
          <draw:line draw:style-name="gr4" draw:text-style-name="P1" draw:layer="layout" svg:x1="4.979cm" svg:y1="8.27cm" svg:x2="4.243cm" svg:y2="8.276cm">
            <text:p/>
          </draw:line>
          <draw:line draw:style-name="gr4" draw:text-style-name="P1" draw:layer="layout" svg:x1="4.979cm" svg:y1="8.266cm" svg:x2="4.243cm" svg:y2="8.272cm">
            <text:p/>
          </draw:line>
          <draw:line draw:style-name="gr4" draw:text-style-name="P1" draw:layer="layout" svg:x1="4.444cm" svg:y1="8.413cm" svg:x2="4.81cm" svg:y2="8.413cm">
            <text:p/>
          </draw:line>
          <draw:line draw:style-name="gr4" draw:text-style-name="P1" draw:layer="layout" svg:x1="4.542cm" svg:y1="8.535cm" svg:x2="4.718cm" svg:y2="8.535cm">
            <text:p/>
          </draw:line>
          <draw:line draw:style-name="gr4" draw:text-style-name="P1" draw:layer="layout" svg:x1="4.62cm" svg:y1="8.261cm" svg:x2="4.623cm" svg:y2="7.946cm">
            <text:p/>
          </draw:line>
        </draw:g>
        <draw:connector draw:style-name="gr5" draw:text-style-name="P2" draw:layer="layout" svg:x1="0.474cm" svg:y1="2.907cm" svg:x2="0.472cm" svg:y2="4.264cm" draw:start-shape="id1" draw:start-glue-point="2" draw:end-shape="id2" draw:end-glue-point="4" svg:d="M474 2907v704h-2v653" svg:viewBox="0 0 3 1358">
          <text:p/>
        </draw:connector>
        <draw:connector draw:style-name="gr5" draw:text-style-name="P2" xml:id="id5" draw:id="id5" draw:layer="layout" svg:x1="2.475cm" svg:y1="1.359cm" svg:x2="3.007cm" svg:y2="4.084cm" draw:start-shape="id3" draw:start-glue-point="1" draw:end-shape="id4" draw:end-glue-point="0" svg:d="M2475 1359h532v2725" svg:viewBox="0 0 533 2726">
          <text:p/>
        </draw:connector>
        <draw:connector draw:style-name="gr5" draw:text-style-name="P2" draw:layer="layout" draw:line-skew="2.229cm" svg:x1="0.472cm" svg:y1="5.064cm" svg:x2="3.007cm" svg:y2="5.113cm" draw:start-shape="id2" draw:start-glue-point="8" draw:end-shape="id4" draw:end-glue-point="2" svg:d="M472 5064v2829h2535v-2780" svg:viewBox="0 0 2536 2830">
          <text:p/>
        </draw:connector>
        <draw:connector draw:style-name="gr5" draw:text-style-name="P2" xml:id="id8" draw:id="id8" draw:layer="layout" svg:x1="7.311cm" svg:y1="7.895cm" svg:x2="2.958cm" svg:y2="7.895cm" svg:d="M7311 7895h-4353" svg:viewBox="0 0 4354 1">
          <text:p/>
        </draw:connector>
        <draw:frame draw:style-name="gr6" draw:text-style-name="P3" draw:layer="layout" svg:width="1.048cm" svg:height="0.526cm" svg:x="2.984cm" svg:y="8.251cm">
          <draw:text-box>
            <text:p><text:span text:style-name="T1">GND</text:span></text:p>
          </draw:text-box>
        </draw:frame>
        <draw:connector draw:style-name="gr5" draw:text-style-name="P2" draw:layer="layout" svg:x1="0.474cm" svg:y1="1.878cm" svg:x2="1.344cm" svg:y2="1.359cm" draw:start-shape="id1" draw:start-glue-point="0" draw:end-shape="id3" draw:end-glue-point="3" svg:d="M474 1878v-519h870" svg:viewBox="0 0 871 520">
          <text:p/>
        </draw:connector>
        <draw:g xml:id="id4" draw:id="id4">
          <draw:line draw:style-name="gr1" draw:text-style-name="P1" draw:layer="layout" svg:x1="2.984cm" svg:y1="4.084cm" svg:x2="3.218cm" svg:y2="4.153cm">
            <text:p/>
          </draw:line>
          <draw:line draw:style-name="gr1" draw:text-style-name="P1" draw:layer="layout" svg:x1="2.772cm" svg:y1="4.353cm" svg:x2="3.218cm" svg:y2="4.151cm">
            <text:p/>
          </draw:line>
          <draw:line draw:style-name="gr1" draw:text-style-name="P1" draw:layer="layout" svg:x1="2.775cm" svg:y1="4.696cm" svg:x2="3.251cm" svg:y2="4.842cm">
            <text:p/>
          </draw:line>
          <draw:line draw:style-name="gr1" draw:text-style-name="P1" draw:layer="layout" svg:x1="2.76cm" svg:y1="4.346cm" svg:x2="3.236cm" svg:y2="4.492cm">
            <text:p/>
          </draw:line>
          <draw:line draw:style-name="gr1" draw:text-style-name="P1" draw:layer="layout" svg:x1="2.779cm" svg:y1="4.703cm" svg:x2="3.225cm" svg:y2="4.501cm">
            <text:p/>
          </draw:line>
          <draw:line draw:style-name="gr1" draw:text-style-name="P1" draw:layer="layout" svg:x1="2.808cm" svg:y1="5.048cm" svg:x2="3.254cm" svg:y2="4.846cm">
            <text:p/>
          </draw:line>
          <draw:line draw:style-name="gr1" draw:text-style-name="P1" draw:layer="layout" svg:x1="2.831cm" svg:y1="5.044cm" svg:x2="3.065cm" svg:y2="5.113cm">
            <text:p/>
          </draw:line>
        </draw:g>
        <draw:connector draw:style-name="gr5" draw:text-style-name="P2" draw:layer="layout" svg:x1="3.007cm" svg:y1="1.359cm" svg:x2="8.737cm" svg:y2="1.355cm" draw:start-shape="id5" draw:start-glue-point="0" draw:end-shape="id6" draw:end-glue-point="3" svg:d="M3007 1359h2865v-4h2865" svg:viewBox="0 0 5731 5">
          <text:p/>
        </draw:connector>
        <draw:g xml:id="id6" draw:id="id6">
          <draw:line draw:style-name="gr1" draw:text-style-name="P1" draw:layer="layout" svg:x1="8.737cm" svg:y1="1.357cm" svg:x2="8.816cm" svg:y2="1.126cm">
            <text:p/>
          </draw:line>
          <draw:line draw:style-name="gr1" draw:text-style-name="P1" draw:layer="layout" svg:x1="8.997cm" svg:y1="1.58cm" svg:x2="8.814cm" svg:y2="1.126cm">
            <text:p/>
          </draw:line>
          <draw:line draw:style-name="gr1" draw:text-style-name="P1" draw:layer="layout" svg:x1="9.339cm" svg:y1="1.591cm" svg:x2="9.505cm" svg:y2="1.122cm">
            <text:p/>
          </draw:line>
          <draw:line draw:style-name="gr1" draw:text-style-name="P1" draw:layer="layout" svg:x1="8.989cm" svg:y1="1.591cm" svg:x2="9.155cm" svg:y2="1.122cm">
            <text:p/>
          </draw:line>
          <draw:line draw:style-name="gr1" draw:text-style-name="P1" draw:layer="layout" svg:x1="9.347cm" svg:y1="1.588cm" svg:x2="9.164cm" svg:y2="1.134cm">
            <text:p/>
          </draw:line>
          <draw:line draw:style-name="gr1" draw:text-style-name="P1" draw:layer="layout" svg:x1="9.693cm" svg:y1="1.573cm" svg:x2="9.51cm" svg:y2="1.119cm">
            <text:p/>
          </draw:line>
          <draw:line draw:style-name="gr1" draw:text-style-name="P1" draw:layer="layout" svg:x1="9.689cm" svg:y1="1.551cm" svg:x2="9.768cm" svg:y2="1.32cm">
            <text:p/>
          </draw:line>
        </draw:g>
        <draw:connector draw:style-name="gr5" draw:text-style-name="P2" xml:id="id16" draw:id="id16" draw:layer="layout" svg:x1="9.768cm" svg:y1="1.355cm" svg:x2="10.317cm" svg:y2="6.328cm" draw:start-shape="id6" draw:start-glue-point="1" draw:end-shape="id7" draw:end-glue-point="4" svg:d="M9768 1355h551v2630h-2v2343" svg:viewBox="0 0 552 4974">
          <text:p/>
        </draw:connector>
        <draw:custom-shape draw:style-name="gr3" draw:text-style-name="P2" xml:id="id7" draw:id="id7" draw:layer="layout" svg:width="0.79cm" svg:height="0.8cm" svg:x="9.922cm" svg:y="6.328cm">
          <text:p text:style-name="P2"/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svg:x1="7.311cm" svg:y1="7.895cm" svg:x2="10.317cm" svg:y2="7.128cm" draw:start-shape="id8" draw:start-glue-point="2" draw:end-shape="id7" draw:end-glue-point="8" svg:d="M7311 7895h3006v-767" svg:viewBox="0 0 3007 768">
          <text:p/>
        </draw:connector>
        <draw:connector draw:style-name="gr5" draw:text-style-name="P2" draw:layer="layout" svg:x1="8.73cm" svg:y1="3.261cm" svg:x2="10.256cm" svg:y2="3.258cm" draw:start-shape="id9" draw:start-glue-point="1" svg:d="M8730 3261h1039v-3h487" svg:viewBox="0 0 1527 4">
          <text:p/>
        </draw:connector>
        <draw:g xml:id="id9" draw:id="id9">
          <draw:line draw:style-name="gr1" draw:text-style-name="P1" draw:layer="layout" svg:x1="7.699cm" svg:y1="3.263cm" svg:x2="7.778cm" svg:y2="3.032cm">
            <text:p/>
          </draw:line>
          <draw:line draw:style-name="gr1" draw:text-style-name="P1" draw:layer="layout" svg:x1="7.959cm" svg:y1="3.486cm" svg:x2="7.776cm" svg:y2="3.032cm">
            <text:p/>
          </draw:line>
          <draw:line draw:style-name="gr1" draw:text-style-name="P1" draw:layer="layout" svg:x1="8.301cm" svg:y1="3.497cm" svg:x2="8.467cm" svg:y2="3.028cm">
            <text:p/>
          </draw:line>
          <draw:line draw:style-name="gr1" draw:text-style-name="P1" draw:layer="layout" svg:x1="7.951cm" svg:y1="3.497cm" svg:x2="8.117cm" svg:y2="3.028cm">
            <text:p/>
          </draw:line>
          <draw:line draw:style-name="gr1" draw:text-style-name="P1" draw:layer="layout" svg:x1="8.309cm" svg:y1="3.494cm" svg:x2="8.126cm" svg:y2="3.04cm">
            <text:p/>
          </draw:line>
          <draw:line draw:style-name="gr1" draw:text-style-name="P1" draw:layer="layout" svg:x1="8.655cm" svg:y1="3.479cm" svg:x2="8.472cm" svg:y2="3.025cm">
            <text:p/>
          </draw:line>
          <draw:line draw:style-name="gr1" draw:text-style-name="P1" draw:layer="layout" svg:x1="8.651cm" svg:y1="3.457cm" svg:x2="8.73cm" svg:y2="3.226cm">
            <text:p/>
          </draw:line>
        </draw:g>
        <draw:connector draw:style-name="gr5" draw:text-style-name="P2" draw:layer="layout" svg:x1="4.611cm" svg:y1="7.946cm" svg:x2="4.614cm" svg:y2="6.722cm" draw:start-shape="id10" draw:start-glue-point="0" draw:end-shape="id11" draw:end-glue-point="2" svg:d="M4611 7946v-595h3v-629" svg:viewBox="0 0 4 1225">
          <text:p/>
        </draw:connector>
        <draw:g xml:id="id11" draw:id="id11">
          <draw:line draw:style-name="gr1" draw:text-style-name="P1" draw:layer="layout" svg:x1="4.591cm" svg:y1="5.693cm" svg:x2="4.825cm" svg:y2="5.762cm">
            <text:p/>
          </draw:line>
          <draw:line draw:style-name="gr1" draw:text-style-name="P1" draw:layer="layout" svg:x1="4.379cm" svg:y1="5.962cm" svg:x2="4.825cm" svg:y2="5.76cm">
            <text:p/>
          </draw:line>
          <draw:line draw:style-name="gr1" draw:text-style-name="P1" draw:layer="layout" svg:x1="4.382cm" svg:y1="6.305cm" svg:x2="4.858cm" svg:y2="6.451cm">
            <text:p/>
          </draw:line>
          <draw:line draw:style-name="gr1" draw:text-style-name="P1" draw:layer="layout" svg:x1="4.367cm" svg:y1="5.955cm" svg:x2="4.843cm" svg:y2="6.101cm">
            <text:p/>
          </draw:line>
          <draw:line draw:style-name="gr1" draw:text-style-name="P1" draw:layer="layout" svg:x1="4.386cm" svg:y1="6.312cm" svg:x2="4.832cm" svg:y2="6.11cm">
            <text:p/>
          </draw:line>
          <draw:line draw:style-name="gr1" draw:text-style-name="P1" draw:layer="layout" svg:x1="4.415cm" svg:y1="6.657cm" svg:x2="4.861cm" svg:y2="6.455cm">
            <text:p/>
          </draw:line>
          <draw:line draw:style-name="gr1" draw:text-style-name="P1" draw:layer="layout" svg:x1="4.438cm" svg:y1="6.653cm" svg:x2="4.672cm" svg:y2="6.722cm">
            <text:p/>
          </draw:line>
        </draw:g>
        <draw:g xml:id="id12" draw:id="id12">
          <draw:line draw:style-name="gr2" draw:text-style-name="P1" draw:layer="layout" svg:x1="5.219cm" svg:y1="6.027cm" svg:x2="5.857cm" svg:y2="6.027cm">
            <text:p/>
          </draw:line>
          <draw:line draw:style-name="gr2" draw:text-style-name="P1" draw:layer="layout" svg:x1="5.219cm" svg:y1="6.027cm" svg:x2="5.857cm" svg:y2="6.027cm">
            <text:p/>
          </draw:line>
          <draw:line draw:style-name="gr2" draw:text-style-name="P1" draw:layer="layout" svg:x1="5.219cm" svg:y1="6.334cm" svg:x2="5.857cm" svg:y2="6.334cm">
            <text:p/>
          </draw:line>
          <draw:line draw:style-name="gr2" draw:text-style-name="P1" draw:layer="layout" svg:x1="5.534cm" svg:y1="6.748cm" svg:x2="5.539cm" svg:y2="6.331cm">
            <text:p/>
          </draw:line>
          <draw:line draw:style-name="gr2" draw:text-style-name="P1" draw:layer="layout" svg:x1="5.534cm" svg:y1="6.034cm" svg:x2="5.539cm" svg:y2="5.617cm">
            <text:p/>
          </draw:line>
        </draw:g>
        <draw:connector draw:style-name="gr5" draw:text-style-name="P2" draw:layer="layout" svg:x1="4.614cm" svg:y1="5.693cm" svg:x2="5.538cm" svg:y2="5.617cm" draw:start-shape="id11" draw:start-glue-point="0" draw:end-shape="id12" draw:end-glue-point="0" svg:d="M4614 5693v-603h924v527" svg:viewBox="0 0 925 604">
          <text:p/>
        </draw:connector>
        <draw:connector draw:style-name="gr5" draw:text-style-name="P2" draw:layer="layout" svg:x1="5.538cm" svg:y1="6.748cm" svg:x2="5.533cm" svg:y2="7.881cm" draw:start-shape="id12" draw:start-glue-point="2" svg:d="M5538 6748v830h-5v303" svg:viewBox="0 0 6 1134">
          <text:p/>
        </draw:connector>
        <draw:connector draw:style-name="gr5" draw:text-style-name="P2" xml:id="id22" draw:id="id22" draw:layer="layout" svg:x1="4.594cm" svg:y1="5.221cm" svg:x2="4.594cm" svg:y2="3.542cm" svg:d="M4594 5221v-1679" svg:viewBox="0 0 1 1680">
          <text:p/>
        </draw:connector>
        <draw:connector draw:style-name="gr7" draw:text-style-name="P1" xml:id="id13" draw:id="id13" draw:layer="layout" draw:type="line" svg:x1="6.358cm" svg:y1="3.244cm" svg:x2="7.699cm" svg:y2="3.261cm" draw:end-shape="id9" draw:end-glue-point="3" svg:d="M6358 3244l1341 17" svg:viewBox="0 0 1342 18">
          <text:p/>
        </draw:connector>
        <draw:connector draw:style-name="gr7" draw:text-style-name="P1" xml:id="id14" draw:id="id14" draw:layer="layout" draw:type="line" svg:x1="6.358cm" svg:y1="3.244cm" svg:x2="5.974cm" svg:y2="2.589cm" draw:start-shape="id13" draw:start-glue-point="2" svg:d="M6358 3244l-384-655" svg:viewBox="0 0 385 656">
          <text:p/>
        </draw:connector>
        <draw:connector draw:style-name="gr7" draw:text-style-name="P1" xml:id="id23" draw:id="id23" draw:layer="layout" draw:type="line" svg:x1="4.964cm" svg:y1="2.575cm" svg:x2="5.974cm" svg:y2="2.589cm" draw:end-shape="id14" draw:end-glue-point="3" svg:d="M4964 2575l1010 14" svg:viewBox="0 0 1011 15">
          <text:p/>
        </draw:connector>
        <draw:connector draw:style-name="gr7" draw:text-style-name="P1" draw:layer="layout" draw:type="line" svg:x1="5.32cm" svg:y1="2.561cm" svg:x2="5.306cm" svg:y2="1.352cm" svg:d="M5320 2561l-14-1209" svg:viewBox="0 0 15 1210">
          <text:p/>
        </draw:connector>
        <draw:connector draw:style-name="gr7" draw:text-style-name="P1" xml:id="id17" draw:id="id17" draw:layer="layout" draw:type="line" svg:x1="7.397cm" svg:y1="4.14cm" svg:x2="7.383cm" svg:y2="3.23cm" svg:d="M7397 4140l-14-910" svg:viewBox="0 0 15 911">
          <text:p/>
        </draw:connector>
        <draw:g xml:id="id15" draw:id="id15">
          <draw:line draw:style-name="gr1" draw:text-style-name="P1" draw:layer="layout" svg:x1="8.397cm" svg:y1="4.543cm" svg:x2="8.476cm" svg:y2="4.312cm">
            <text:p/>
          </draw:line>
          <draw:line draw:style-name="gr1" draw:text-style-name="P1" draw:layer="layout" svg:x1="8.657cm" svg:y1="4.766cm" svg:x2="8.474cm" svg:y2="4.312cm">
            <text:p/>
          </draw:line>
          <draw:line draw:style-name="gr1" draw:text-style-name="P1" draw:layer="layout" svg:x1="8.999cm" svg:y1="4.777cm" svg:x2="9.165cm" svg:y2="4.308cm">
            <text:p/>
          </draw:line>
          <draw:line draw:style-name="gr1" draw:text-style-name="P1" draw:layer="layout" svg:x1="8.649cm" svg:y1="4.777cm" svg:x2="8.815cm" svg:y2="4.308cm">
            <text:p/>
          </draw:line>
          <draw:line draw:style-name="gr1" draw:text-style-name="P1" draw:layer="layout" svg:x1="9.007cm" svg:y1="4.774cm" svg:x2="8.824cm" svg:y2="4.32cm">
            <text:p/>
          </draw:line>
          <draw:line draw:style-name="gr1" draw:text-style-name="P1" draw:layer="layout" svg:x1="9.353cm" svg:y1="4.759cm" svg:x2="9.17cm" svg:y2="4.305cm">
            <text:p/>
          </draw:line>
          <draw:line draw:style-name="gr1" draw:text-style-name="P1" draw:layer="layout" svg:x1="9.349cm" svg:y1="4.737cm" svg:x2="9.428cm" svg:y2="4.506cm">
            <text:p/>
          </draw:line>
        </draw:g>
        <draw:connector draw:style-name="gr5" draw:text-style-name="P2" draw:layer="layout" draw:line-skew="-0.542cm" svg:x1="9.428cm" svg:y1="4.541cm" svg:x2="10.319cm" svg:y2="3.985cm" draw:start-shape="id15" draw:start-glue-point="1" draw:end-shape="id16" draw:end-glue-point="0" svg:d="M9428 4541h899v-556h-8" svg:viewBox="0 0 900 557">
          <text:p/>
        </draw:connector>
        <draw:connector draw:style-name="gr7" draw:text-style-name="P1" draw:layer="layout" draw:type="line" svg:x1="7.397cm" svg:y1="4.14cm" svg:x2="7.795cm" svg:y2="4.125cm" draw:start-shape="id17" draw:start-glue-point="2" draw:end-shape="id18" draw:end-glue-point="2" svg:d="M7397 4140l398-15" svg:viewBox="0 0 399 16">
          <text:p/>
        </draw:connector>
        <draw:connector draw:style-name="gr7" draw:text-style-name="P1" xml:id="id18" draw:id="id18" draw:layer="layout" draw:type="line" svg:x1="7.795cm" svg:y1="4.125cm" svg:x2="8.037cm" svg:y2="4.538cm" draw:end-shape="id19" draw:end-glue-point="2" svg:d="M7795 4125l242 413" svg:viewBox="0 0 243 414">
          <text:p/>
        </draw:connector>
        <draw:connector draw:style-name="gr7" draw:text-style-name="P1" xml:id="id19" draw:id="id19" draw:layer="layout" draw:type="line" svg:x1="8.037cm" svg:y1="4.538cm" svg:x2="8.397cm" svg:y2="4.541cm" draw:end-shape="id15" draw:end-glue-point="3" svg:d="M8037 4538l360 3" svg:viewBox="0 0 361 4">
          <text:p/>
        </draw:connector>
        <draw:g xml:id="id20" draw:id="id20">
          <draw:line draw:style-name="gr2" draw:text-style-name="P1" draw:layer="layout" svg:x1="7.894cm" svg:y1="5.288cm" svg:x2="8.532cm" svg:y2="5.288cm">
            <text:p/>
          </draw:line>
          <draw:line draw:style-name="gr2" draw:text-style-name="P1" draw:layer="layout" svg:x1="7.894cm" svg:y1="5.288cm" svg:x2="8.532cm" svg:y2="5.288cm">
            <text:p/>
          </draw:line>
          <draw:line draw:style-name="gr2" draw:text-style-name="P1" draw:layer="layout" svg:x1="7.894cm" svg:y1="5.595cm" svg:x2="8.532cm" svg:y2="5.595cm">
            <text:p/>
          </draw:line>
          <draw:line draw:style-name="gr2" draw:text-style-name="P1" draw:layer="layout" svg:x1="8.209cm" svg:y1="6.009cm" svg:x2="8.214cm" svg:y2="5.592cm">
            <text:p/>
          </draw:line>
          <draw:line draw:style-name="gr2" draw:text-style-name="P1" draw:layer="layout" svg:x1="8.209cm" svg:y1="5.295cm" svg:x2="8.214cm" svg:y2="4.878cm">
            <text:p/>
          </draw:line>
        </draw:g>
        <draw:g xml:id="id21" draw:id="id21">
          <draw:line draw:style-name="gr1" draw:text-style-name="P1" draw:layer="layout" svg:x1="8.191cm" svg:y1="6.59cm" svg:x2="8.425cm" svg:y2="6.659cm">
            <text:p/>
          </draw:line>
          <draw:line draw:style-name="gr1" draw:text-style-name="P1" draw:layer="layout" svg:x1="7.979cm" svg:y1="6.859cm" svg:x2="8.425cm" svg:y2="6.657cm">
            <text:p/>
          </draw:line>
          <draw:line draw:style-name="gr1" draw:text-style-name="P1" draw:layer="layout" svg:x1="7.982cm" svg:y1="7.202cm" svg:x2="8.458cm" svg:y2="7.348cm">
            <text:p/>
          </draw:line>
          <draw:line draw:style-name="gr1" draw:text-style-name="P1" draw:layer="layout" svg:x1="7.967cm" svg:y1="6.852cm" svg:x2="8.443cm" svg:y2="6.998cm">
            <text:p/>
          </draw:line>
          <draw:line draw:style-name="gr1" draw:text-style-name="P1" draw:layer="layout" svg:x1="7.986cm" svg:y1="7.209cm" svg:x2="8.432cm" svg:y2="7.007cm">
            <text:p/>
          </draw:line>
          <draw:line draw:style-name="gr1" draw:text-style-name="P1" draw:layer="layout" svg:x1="8.015cm" svg:y1="7.554cm" svg:x2="8.461cm" svg:y2="7.352cm">
            <text:p/>
          </draw:line>
          <draw:line draw:style-name="gr1" draw:text-style-name="P1" draw:layer="layout" svg:x1="8.038cm" svg:y1="7.55cm" svg:x2="8.272cm" svg:y2="7.619cm">
            <text:p/>
          </draw:line>
        </draw:g>
        <draw:connector draw:style-name="gr5" draw:text-style-name="P2" draw:layer="layout" draw:line-skew="0.561cm" svg:x1="8.213cm" svg:y1="4.878cm" svg:x2="8.217cm" svg:y2="4.539cm" draw:start-shape="id20" draw:start-glue-point="0" draw:end-shape="id19" draw:end-glue-point="0" svg:d="M8213 4878v-320h4v-19" svg:viewBox="0 0 5 340">
          <text:p/>
        </draw:connector>
        <draw:connector draw:style-name="gr5" draw:text-style-name="P2" draw:layer="layout" svg:x1="8.213cm" svg:y1="6.009cm" svg:x2="8.214cm" svg:y2="6.59cm" draw:start-shape="id20" draw:start-glue-point="2" draw:end-shape="id21" draw:end-glue-point="0" svg:d="M8213 6009v279h1v302" svg:viewBox="0 0 2 582">
          <text:p/>
        </draw:connector>
        <draw:connector draw:style-name="gr5" draw:text-style-name="P2" draw:layer="layout" draw:line-skew="-0.303cm" svg:x1="8.214cm" svg:y1="7.619cm" svg:x2="8.207cm" svg:y2="7.895cm" draw:start-shape="id21" draw:start-glue-point="2" svg:d="M8214 7619v248h-7v28" svg:viewBox="0 0 8 277">
          <text:p/>
        </draw:connector>
        <draw:connector draw:style-name="gr5" draw:text-style-name="P2" xml:id="id24" draw:id="id24" draw:layer="layout" svg:x1="6.927cm" svg:y1="7.895cm" svg:x2="6.927cm" svg:y2="4.993cm" svg:d="M6927 7895v-2902" svg:viewBox="0 0 1 2903">
          <text:p/>
        </draw:connector>
        <draw:connector draw:style-name="gr7" draw:text-style-name="P1" draw:layer="layout" draw:type="line" svg:x1="4.594cm" svg:y1="3.542cm" svg:x2="4.964cm" svg:y2="2.575cm" draw:start-shape="id22" draw:start-glue-point="3" draw:end-shape="id23" draw:end-glue-point="2" svg:d="M4594 3542l370-967" svg:viewBox="0 0 371 968">
          <text:p/>
        </draw:connector>
        <draw:connector draw:style-name="gr7" draw:text-style-name="P1" draw:layer="layout" draw:type="line" svg:x1="6.927cm" svg:y1="4.993cm" svg:x2="7.397cm" svg:y2="4.14cm" draw:start-shape="id24" draw:start-glue-point="3" draw:end-shape="id17" draw:end-glue-point="2" svg:d="M6927 4993l470-853" svg:viewBox="0 0 471 854">
          <text:p/>
        </draw:connector>
        <draw:custom-shape draw:style-name="gr8" draw:text-style-name="P4" draw:layer="layout" svg:width="0.276cm" svg:height="0.247cm" draw:transform="rotate (2.79008334223814) translate (4.713cm 3.62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4" draw:layer="layout" svg:width="0.276cm" svg:height="0.247cm" draw:transform="rotate (2.70683113691801) translate (7.964cm 4.563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8967.5090252707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9" draw:text-style-name="P6" draw:layer="layout" svg:width="0.825cm" svg:height="0.538cm" svg:x="0.113cm" svg:y="4.409cm">
          <draw:text-box>
            <text:p text:style-name="P5">V<text:span text:style-name="T2">in</text:span></text:p>
          </draw:text-box>
        </draw:frame>
        <draw:frame draw:style-name="gr10" draw:text-style-name="P8" draw:layer="layout" svg:width="0.897cm" svg:height="0.776cm" svg:x="-0.171cm" svg:y="1.537cm">
          <draw:text-box>
            <text:p text:style-name="P7">R<text:span text:style-name="T2">i</text:span></text:p>
          </draw:text-box>
        </draw:frame>
        <draw:frame draw:style-name="gr10" draw:text-style-name="P8" draw:layer="layout" svg:width="0.897cm" svg:height="0.776cm" svg:x="1.508cm" svg:y="0.513cm">
          <draw:text-box>
            <text:p text:style-name="P7"><text:span text:style-name="T3">C</text:span><text:span text:style-name="T2">i</text:span></text:p>
          </draw:text-box>
        </draw:frame>
        <draw:frame draw:style-name="gr10" draw:text-style-name="P8" draw:layer="layout" svg:width="0.897cm" svg:height="0.776cm" svg:x="2.148cm" svg:y="4.254cm">
          <draw:text-box>
            <text:p text:style-name="P7">R<text:span text:style-name="T2">2</text:span></text:p>
          </draw:text-box>
        </draw:frame>
        <draw:frame draw:style-name="gr10" draw:text-style-name="P8" draw:layer="layout" svg:width="0.897cm" svg:height="0.776cm" svg:x="3.785cm" svg:y="5.89cm">
          <draw:text-box>
            <text:p text:style-name="P7">R<text:span text:style-name="T2">e</text:span></text:p>
          </draw:text-box>
        </draw:frame>
        <draw:frame draw:style-name="gr10" draw:text-style-name="P8" draw:layer="layout" svg:width="0.897cm" svg:height="0.776cm" svg:x="7.853cm" svg:y="2.489cm">
          <draw:text-box>
            <text:p text:style-name="P7">R<text:span text:style-name="T2">c</text:span></text:p>
          </draw:text-box>
        </draw:frame>
        <draw:frame draw:style-name="gr11" draw:text-style-name="P8" draw:layer="layout" svg:width="1.065cm" svg:height="1.021cm" svg:x="8.423cm" svg:y="3.757cm">
          <draw:text-box>
            <text:p text:style-name="P7">R<text:span text:style-name="T2">out</text:span></text:p>
          </draw:text-box>
        </draw:frame>
        <draw:frame draw:style-name="gr10" draw:text-style-name="P8" draw:layer="layout" svg:width="0.897cm" svg:height="0.776cm" svg:x="5.648cm" svg:y="5.89cm">
          <draw:text-box>
            <text:p text:style-name="P7"><text:span text:style-name="T3">C</text:span><text:span text:style-name="T2">b</text:span></text:p>
          </draw:text-box>
        </draw:frame>
        <draw:frame draw:style-name="gr10" draw:text-style-name="P8" draw:layer="layout" svg:width="0.897cm" svg:height="0.776cm" svg:x="8.38cm" svg:y="5.15cm">
          <draw:text-box>
            <text:p text:style-name="P7"><text:span text:style-name="T3">C</text:span><text:span text:style-name="T2">o</text:span></text:p>
          </draw:text-box>
        </draw:frame>
        <draw:frame draw:style-name="gr10" draw:text-style-name="P8" draw:layer="layout" svg:width="0.897cm" svg:height="0.776cm" svg:x="8.452cm" svg:y="6.716cm">
          <draw:text-box>
            <text:p text:style-name="P7">R<text:span text:style-name="T2">L</text:span></text:p>
          </draw:text-box>
        </draw:frame>
        <draw:frame draw:style-name="gr9" draw:text-style-name="P6" draw:layer="layout" svg:width="0.825cm" svg:height="0.538cm" svg:x="9.929cm" svg:y="6.457cm">
          <draw:text-box>
            <text:p text:style-name="P5">V<text:span text:style-name="T2">CC</text:span></text:p>
          </draw:text-box>
        </draw:frame>
        <draw:frame draw:style-name="gr10" draw:text-style-name="P8" draw:layer="layout" svg:width="0.897cm" svg:height="0.776cm" svg:x="8.863cm" svg:y="0.584cm">
          <draw:text-box>
            <text:p text:style-name="P7">R<text:span text:style-name="T2">1</text:span></text:p>
          </draw:text-box>
        </draw:frame>
        <draw:frame draw:style-name="gr12" draw:text-style-name="P6" draw:layer="layout" svg:width="1.053cm" svg:height="0.489cm" svg:x="5.178cm" svg:y="1.679cm">
          <draw:text-box>
            <text:p text:style-name="P5">base</text:p>
          </draw:text-box>
        </draw:frame>
        <draw:frame draw:style-name="gr13" draw:text-style-name="P6" draw:layer="layout" svg:width="1.237cm" svg:height="0.727cm" svg:x="7.213cm" svg:y="3.514cm">
          <draw:text-box>
            <text:p text:style-name="P5">base 2</text:p>
          </draw:text-box>
        </draw:frame>
        <draw:frame draw:style-name="gr14" draw:text-style-name="P10" draw:layer="layout" svg:width="1.053cm" svg:height="0.489cm" svg:x="4.067cm" svg:y="2.631cm">
          <draw:text-box>
            <text:p text:style-name="P9"><text:span text:style-name="T4">emit</text:span></text:p>
          </draw:text-box>
        </draw:frame>
        <draw:frame draw:style-name="gr15" draw:text-style-name="P10" draw:layer="layout" svg:width="1.11cm" svg:height="0.489cm" svg:x="7.211cm" svg:y="4.395cm">
          <draw:text-box>
            <text:p text:style-name="P9"><text:span text:style-name="T4">emit 2</text:span></text:p>
          </draw:text-box>
        </draw:frame>
        <draw:frame draw:style-name="gr16" draw:text-style-name="P10" draw:layer="layout" svg:width="0.953cm" svg:height="0.489cm" svg:x="5.974cm" svg:y="2.489cm">
          <draw:text-box>
            <text:p text:style-name="P9"><text:span text:style-name="T4">coll</text:span></text:p>
          </draw:text-box>
        </draw:frame>
        <draw:frame draw:style-name="gr17" draw:text-style-name="P10" draw:layer="layout" svg:width="1.068cm" svg:height="0.489cm" svg:x="6.287cm" svg:y="4.183cm">
          <draw:text-box>
            <text:p text:style-name="P9"><text:span text:style-name="T4">coll 2</text:span></text:p>
          </draw:text-box>
        </draw:frame>
        <draw:frame draw:style-name="gr18" draw:text-style-name="P12" draw:layer="layout" svg:width="0.313cm" svg:height="0.607cm" svg:x="10.17cm" svg:y="6.16cm">
          <draw:text-box>
            <text:p text:style-name="P11"><text:span text:style-name="T5">+</text:span></text:p>
          </draw:text-box>
        </draw:frame>
        <draw:frame draw:style-name="gr19" draw:text-style-name="P12" draw:layer="layout" svg:width="0.327cm" svg:height="0.607cm" svg:x="10.214cm" svg:y="6.645cm">
          <draw:text-box>
            <text:p text:style-name="P11"><text:span text:style-name="T5">-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5-23T19:33:40.588648300</dc:date>
    <meta:editing-duration>PT18M15S</meta:editing-duration>
    <meta:editing-cycles>3</meta:editing-cycles>
    <meta:generator>LibreOffice/6.4.7.2$Linux_X86_64 LibreOffice_project/40$Build-2</meta:generator>
    <meta:document-statistic meta:object-count="133"/>
  </office:meta>
</office:document-meta>
</file>